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withoutfill">
      <style:graphic-properties svg:stroke-color="#3465a4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3465a4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3465a4" draw:fill="none"/>
      <style:paragraph-properties style:writing-mode="lr-tb"/>
    </style:style>
    <style:style style:name="gr9" style:family="graphic" style:parent-style-name="objectwithoutfill">
      <style:graphic-properties svg:stroke-color="#3465a4"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1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use-date-time-name="dtd1">
        <office:forms form:automatic-focus="false" form:apply-design-mode="false"/>
        <draw:frame draw:style-name="gr2" draw:text-style-name="P3" draw:layer="layout" svg:width="6.069cm" svg:height="0.962cm" svg:x="2.186cm" svg:y="3.81cm">
          <draw:text-box>
            <text:p>Pascal uFromC.pas</text:p>
          </draw:text-box>
        </draw:frame>
        <draw:frame draw:style-name="gr3" draw:text-style-name="P3" draw:layer="layout" svg:width="3.571cm" svg:height="0.962cm" svg:x="17.145cm" svg:y="3.483cm">
          <draw:text-box>
            <text:p>C cvtutils.c</text:p>
          </draw:text-box>
        </draw:frame>
        <draw:frame draw:style-name="gr4" draw:text-style-name="P4" draw:layer="layout" svg:width="5.802cm" svg:height="0.961cm" svg:x="19.598cm" svg:y="6.985cm">
          <draw:text-box>
            <text:p>asciiValueToBinary</text:p>
          </draw:text-box>
        </draw:frame>
        <draw:frame draw:style-name="gr4" draw:text-style-name="P4" draw:layer="layout" svg:width="6.352cm" svg:height="0.961cm" svg:x="10.795cm" svg:y="6.659cm">
          <draw:text-box>
            <text:p>returnfromprocessstr</text:p>
          </draw:text-box>
        </draw:frame>
        <draw:frame draw:style-name="gr4" draw:text-style-name="P4" draw:layer="layout" svg:width="3.427cm" svg:height="0.961cm" svg:x="17.145cm" svg:y="4.754cm">
          <draw:text-box>
            <text:p>processstr</text:p>
          </draw:text-box>
        </draw:frame>
        <draw:line draw:style-name="gr5" draw:text-style-name="P5" draw:layer="layout" svg:x1="17.78cm" svg:y1="5.715cm" svg:x2="19.598cm" svg:y2="6.985cm">
          <text:p/>
        </draw:line>
        <draw:line draw:style-name="gr6" draw:text-style-name="P5" draw:layer="layout" svg:x1="23.495cm" svg:y1="6.985cm" svg:x2="18.415cm" svg:y2="5.715cm">
          <text:p/>
        </draw:line>
        <draw:line draw:style-name="gr7" draw:text-style-name="P5" draw:layer="layout" svg:x1="17.78cm" svg:y1="5.715cm" svg:x2="15.24cm" svg:y2="6.659cm">
          <text:p/>
        </draw:line>
        <draw:frame draw:style-name="gr8" draw:text-style-name="P4" draw:layer="layout" svg:width="6.987cm" svg:height="0.961cm" svg:x="4.445cm" svg:y="4.754cm">
          <draw:text-box>
            <text:p>ReturnFromProcessStr</text:p>
          </draw:text-box>
        </draw:frame>
        <draw:line draw:style-name="gr9" draw:text-style-name="P5" draw:layer="layout" svg:x1="12.065cm" svg:y1="6.985cm" svg:x2="10.795cm" svg:y2="5.715cm">
          <text:p/>
        </draw:line>
        <draw:frame draw:style-name="gr10" draw:text-style-name="P3" draw:layer="layout" svg:width="7.051cm" svg:height="1.673cm" svg:x="7.469cm" svg:y="2.54cm">
          <draw:text-box>
            <text:p>Pascal imgprocess1.lpr</text:p>
            <text:p/>
          </draw:text-box>
        </draw:frame>
        <draw:line draw:style-name="gr11" draw:text-style-name="P5" draw:layer="layout" svg:x1="11.43cm" svg:y1="3.175cm" svg:x2="17.145cm" svg:y2="5.08cm">
          <text:p/>
        </draw:line>
        <draw:line draw:style-name="gr12" draw:text-style-name="P5" draw:layer="layout" svg:x1="9.525cm" svg:y1="5.08cm" svg:x2="10.16cm" svg:y2="3.17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use-date-time-name="dtd1">
        <office:forms form:automatic-focus="false" form:apply-design-mode="false"/>
        <draw:frame draw:style-name="gr2" draw:text-style-name="P3" draw:layer="layout" svg:width="6.069cm" svg:height="0.962cm" svg:x="2.186cm" svg:y="3.81cm">
          <draw:text-box>
            <text:p>Pascal uFromC.pas</text:p>
          </draw:text-box>
        </draw:frame>
        <draw:frame draw:style-name="gr3" draw:text-style-name="P3" draw:layer="layout" svg:width="3.571cm" svg:height="0.962cm" svg:x="17.145cm" svg:y="3.483cm">
          <draw:text-box>
            <text:p>C cvtutils.c</text:p>
          </draw:text-box>
        </draw:frame>
        <draw:frame draw:style-name="gr4" draw:text-style-name="P4" draw:layer="layout" svg:width="5.802cm" svg:height="0.961cm" svg:x="19.598cm" svg:y="6.985cm">
          <draw:text-box>
            <text:p>validate</text:p>
          </draw:text-box>
        </draw:frame>
        <draw:frame draw:style-name="gr4" draw:text-style-name="P4" draw:layer="layout" svg:width="7.62cm" svg:height="0.961cm" svg:x="10.795cm" svg:y="6.659cm">
          <draw:text-box>
            <text:p>returnasciifromprocessstr</text:p>
          </draw:text-box>
        </draw:frame>
        <draw:frame draw:style-name="gr4" draw:text-style-name="P4" draw:layer="layout" svg:width="5.715cm" svg:height="0.961cm" svg:x="17.145cm" svg:y="4.754cm">
          <draw:text-box>
            <text:p>processbinascstr</text:p>
          </draw:text-box>
        </draw:frame>
        <draw:line draw:style-name="gr5" draw:text-style-name="P5" draw:layer="layout" svg:x1="17.78cm" svg:y1="5.715cm" svg:x2="19.598cm" svg:y2="6.985cm">
          <text:p/>
        </draw:line>
        <draw:line draw:style-name="gr7" draw:text-style-name="P5" draw:layer="layout" svg:x1="17.78cm" svg:y1="5.715cm" svg:x2="15.24cm" svg:y2="6.659cm">
          <text:p/>
        </draw:line>
        <draw:frame draw:style-name="gr8" draw:text-style-name="P4" draw:layer="layout" svg:width="9.525cm" svg:height="0.961cm" svg:x="3.175cm" svg:y="4.754cm">
          <draw:text-box>
            <text:p>ReturnFromAsciiProcessStr</text:p>
            <text:p/>
          </draw:text-box>
        </draw:frame>
        <draw:line draw:style-name="gr9" draw:text-style-name="P5" draw:layer="layout" svg:x1="12.065cm" svg:y1="6.985cm" svg:x2="10.795cm" svg:y2="5.715cm">
          <text:p/>
        </draw:line>
        <draw:frame draw:style-name="gr10" draw:text-style-name="P3" draw:layer="layout" svg:width="7.051cm" svg:height="1.673cm" svg:x="7.469cm" svg:y="2.54cm">
          <draw:text-box>
            <text:p>Pascal imgprocess1.lpr</text:p>
            <text:p/>
          </draw:text-box>
        </draw:frame>
        <draw:line draw:style-name="gr11" draw:text-style-name="P5" draw:layer="layout" svg:x1="11.43cm" svg:y1="3.175cm" svg:x2="17.145cm" svg:y2="5.08cm">
          <text:p/>
        </draw:line>
        <draw:line draw:style-name="gr12" draw:text-style-name="P5" draw:layer="layout" svg:x1="9.525cm" svg:y1="5.08cm" svg:x2="10.16cm" svg:y2="3.175cm">
          <text:p/>
        </draw:line>
        <draw:frame draw:style-name="gr13" draw:text-style-name="P6" draw:layer="layout" svg:width="4.13cm" svg:height="0.962cm" svg:x="18.859cm" svg:y="8.89cm">
          <draw:text-box>
            <text:p>BinaryToText</text:p>
          </draw:text-box>
        </draw:frame>
        <draw:line draw:style-name="gr14" draw:text-style-name="P5" draw:layer="layout" svg:x1="20.32cm" svg:y1="7.62cm" svg:x2="20.32cm" svg:y2="8.89cm">
          <text:p/>
        </draw:line>
        <draw:frame draw:style-name="gr13" draw:text-style-name="P6" draw:layer="layout" svg:width="5.18cm" svg:height="0.962cm" svg:x="19.05cm" svg:y="10.795cm">
          <draw:text-box>
            <text:p>binaryToDecimal</text:p>
          </draw:text-box>
        </draw:frame>
        <draw:line draw:style-name="gr15" draw:text-style-name="P5" draw:layer="layout" svg:x1="20.955cm" svg:y1="9.852cm" svg:x2="20.32cm" svg:y2="10.79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5T06:21:17.295955936</meta:creation-date>
    <meta:editing-duration>PT25M26S</meta:editing-duration>
    <meta:editing-cycles>7</meta:editing-cycles>
    <meta:generator>LibreOffice/7.0.4.2$Linux_ARM_EABI LibreOffice_project/00$Build-2</meta:generator>
    <dc:title>Blue Curve</dc:title>
    <dc:date>2022-02-21T10:14:36.113029096</dc:date>
    <meta:document-statistic meta:object-count="71"/>
  </office:meta>
</office:document-meta>
</file>